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Resource.cacheConte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achedRe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ource.setDeleteOnExit( boolean deleteOnEx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ource.addConfigured( Resource wrapp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Resource.Cach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d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Resource.se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Resource.CachedResource( Project project , Resource wrapped , File basedir , String name , boolean deleteOnEx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